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6pt" style:font-size-asian="5.25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rrent Bell Schedule</text:p>
      <text:p text:style-name="P3"/>
      <text:p text:style-name="Standard">Please indicate any changes/additions/deletions.</text:p>
      <text:p text:style-name="P3"/>
      <text:p text:style-name="Standard">Note: <text:tab/>Times are in military (European) time (i.e., 15,00,00 is 3:00 p.m.). </text:p>
      <text:p text:style-name="Standard"><text:tab/>Hours, minutes and seconds are separated by commas. </text:p>
      <text:p text:style-name="Standard"><text:tab/>The playground bell has been fixed and rings on the schedule listed.</text:p>
      <text:p text:style-name="P3"/>
      <text:section text:style-name="Sect1" text:name="Section1">
        <text:p text:style-name="Standard"><text:span text:style-name="T1">Circuit 1, 1st &amp; 2nd Grades</text:span></text:p>
        <text:p text:style-name="Standard">08,27,00 <text:tab/>3 secs</text:p>
        <text:p text:style-name="Standard">08,30,00<text:tab/>1 sec</text:p>
        <text:p text:style-name="Standard">10,15,00<text:tab/>1 sec</text:p>
        <text:p text:style-name="Standard">10,30,00<text:tab/>3 secs</text:p>
        <text:p text:style-name="Standard">11,55,00<text:tab/>1 sec</text:p>
        <text:p text:style-name="Standard">12,15,00<text:tab/>2 secs</text:p>
        <text:p text:style-name="Standard">13,40,00<text:tab/>1 sec<text:tab/>Mon, Tues, Thur, Fri</text:p>
        <text:p text:style-name="Standard">14,05,00<text:tab/>3 secs<text:tab/>Mon, Tues, Thur, Fri</text:p>
        <text:p text:style-name="P1">14,25,00<text:tab/>1 sec <text:tab/>Tues ??</text:p>
        <text:p text:style-name="Standard">14,55,00<text:tab/>1 sec<text:tab/>Mon, Tues, Thur, Fri</text:p>
        <text:p text:style-name="Standard">15,05,00<text:tab/>1 sec<text:tab/>Mon, Tues, Thur, Fri</text:p>
        <text:p text:style-name="Standard">13,25,00<text:tab/>4 secs<text:tab/>Wed</text:p>
        <text:p text:style-name="Standard">13,35,00<text:tab/>4 secs<text:tab/>Wed </text:p>
        <text:p text:style-name="Standard"/>
        <text:p text:style-name="Standard"><text:span text:style-name="T1">Circuit 2, 3rd &amp; 4th Grades</text:span></text:p>
        <text:p text:style-name="Standard">08,27,00<text:tab/>3 secs</text:p>
        <text:p text:style-name="Standard">08,30,00<text:tab/>1 sec</text:p>
        <text:p text:style-name="Standard">10,15,00<text:tab/>1 sec</text:p>
        <text:p text:style-name="Standard">10,25,00<text:tab/>1 sec</text:p>
        <text:p text:style-name="Standard">10,30,00<text:tab/>3 secs</text:p>
        <text:p text:style-name="Standard">12,00,00<text:tab/>1 sec</text:p>
        <text:p text:style-name="Standard">12,15,00<text:tab/>2 secs</text:p>
        <text:p text:style-name="Standard">15,00,00<text:tab/>1 sec<text:tab/>Mon, Tues, Thur, Fri</text:p>
        <text:p text:style-name="Standard">13,30,00<text:tab/>1 sec<text:tab/>Wed</text:p>
        <text:p text:style-name="Standard"/>
        <text:p text:style-name="Standard"><text:span text:style-name="T1">Circuit 3, 5th &amp; 6th Grades</text:span></text:p>
        <text:p text:style-name="Standard"><text:span text:style-name="T2">(This reflects last year's schedule and should be updated to reflect new schedule from morning recess to lunch.)</text:span></text:p>
        <text:p text:style-name="Standard">08,27,00<text:tab/>5 secs</text:p>
        <text:p text:style-name="Standard">08,30,00<text:tab/>1 sec</text:p>
        <text:p text:style-name="Standard">10,00,00<text:tab/>1 sec</text:p>
        <text:p text:style-name="Standard">10,15,00<text:tab/>1 sec</text:p>
        <text:p text:style-name="Standard">10,45,00<text:tab/>1 sec</text:p>
        <text:p text:style-name="Standard">11,20,00<text:tab/>1 sec</text:p>
        <text:p text:style-name="Standard">12,00,00<text:tab/>1 sec</text:p>
        <text:p text:style-name="Standard">12,15,00<text:tab/>1 sec</text:p>
        <text:p text:style-name="Standard">12,30,00<text:tab/>1 sec</text:p>
        <text:p text:style-name="Standard">14,00,00<text:tab/>1 sec<text:tab/>Mon, Tues, Thur, Fri</text:p>
        <text:p text:style-name="Standard">14,55,00<text:tab/>1 sec<text:tab/>Mon, Tues, Thur, Fri</text:p>
        <text:p text:style-name="Standard">15,00,00<text:tab/>1 sec<text:tab/>Mon, Tues, Thur, Fri</text:p>
        <text:p text:style-name="Standard">13,30,00<text:tab/>4 secs<text:tab/>Wed </text:p>
        <text:p text:style-name="Standard"/>
        <text:p text:style-name="Standard"/>
        <text:p text:style-name="Standard"/>
        <text:p text:style-name="Standard"/>
        <text:p text:style-name="P1">Circuit 4, Upper School</text:p>
        <text:p text:style-name="Standard">08,27,00<text:tab/>5 secs</text:p>
        <text:p text:style-name="Standard">08,30,00<text:tab/>1 sec</text:p>
        <text:p text:style-name="Standard">08,53,00<text:tab/>1 sec<text:tab/>Mon, Tues, Thur, Fri </text:p>
        <text:p text:style-name="Standard">09,38,00<text:tab/>1 sec</text:p>
        <text:p text:style-name="Standard">09,40,00<text:tab/>1 sec</text:p>
        <text:p text:style-name="Standard">10,20,00<text:tab/>1 sec</text:p>
        <text:p text:style-name="Standard">10,22,00<text:tab/>1 sec</text:p>
        <text:p text:style-name="Standard">11,02,00<text:tab/>1 sec</text:p>
        <text:p text:style-name="Standard">11,04,00<text:tab/>1 sec</text:p>
        <text:p text:style-name="Standard">11,44,00<text:tab/>1 sec</text:p>
        <text:p text:style-name="Standard">12,17,00<text:tab/>5 secs</text:p>
        <text:p text:style-name="Standard">12,20,00<text:tab/>2 secs</text:p>
        <text:p text:style-name="Standard">13,08,00<text:tab/>1 sec<text:tab/>Mon, Tues, Thur, Fri</text:p>
        <text:p text:style-name="Standard">13,10,00<text:tab/>1 sec<text:tab/>Mon, Tues, Thur, Fri</text:p>
        <text:p text:style-name="Standard">13,58,00<text:tab/>1 sec<text:tab/>Mon, Tues, Thur, Fri</text:p>
        <text:p text:style-name="Standard">14,00,00<text:tab/>1 sec<text:tab/>Mon, Tues, Thur, Fri</text:p>
        <text:p text:style-name="Standard">14,55,00<text:tab/>1 sec<text:tab/>Mon, Tues, Thur, Fri</text:p>
        <text:p text:style-name="Standard">15,00,00<text:tab/>1 sec<text:tab/>Mon, Tues, Thur, Fri</text:p>
        <text:p text:style-name="Standard">13,25,00<text:tab/>1 sec<text:tab/>Wed</text:p>
        <text:p text:style-name="Standard">13,30,00<text:tab/>1 sec <text:tab/>Wed</text:p>
        <text:p text:style-name="Standard">13,42,00<text:tab/>3 secs<text:tab/>Wed</text:p>
        <text:p text:style-name="Standard">13,45,00<text:tab/>3 secs<text:tab/>Wed</text:p>
        <text:p text:style-name="Standard"/>
        <text:p text:style-name="P1">Circuit 5, Libary</text:p>
        <text:p text:style-name="Standard">13,25,00<text:tab/>1 sec <text:tab/>Wed</text:p>
        <text:p text:style-name="Standard">13,30,00<text:tab/>1 sec<text:tab/>Wed</text:p>
        <text:p text:style-name="Standard">14,55,00<text:tab/>1 sec<text:tab/>Mon, Tues, Thur, Fri </text:p>
        <text:p text:style-name="Standard">15,00,00<text:tab/>1 sec<text:tab/>Mon, Tues, Thur, Fri</text:p>
        <text:p text:style-name="Standard"/>
        <text:p text:style-name="P1">Circuit 6, Side Yard</text:p>
        <text:p text:style-name="Standard">08,30,00<text:tab/>1 sec<text:tab/>Wed </text:p>
        <text:p text:style-name="Standard">10,00,00<text:tab/>5 secs</text:p>
        <text:p text:style-name="Standard">10,14,00<text:tab/>5 secs</text:p>
        <text:p text:style-name="Standard">10,15,00<text:tab/>5 secs</text:p>
        <text:p text:style-name="Standard">10,29,00<text:tab/>5 secs</text:p>
        <text:p text:style-name="Standard">11,59,00<text:tab/>5 secs</text:p>
        <text:p text:style-name="Standard">12,00,00<text:tab/>5 secs</text:p>
        <text:p text:style-name="Standard">12,14,00<text:tab/>5 secs</text:p>
        <text:p text:style-name="Standard">12,15,00<text:tab/>5 secs</text:p>
        <text:p text:style-name="Standard">12,29,00<text:tab/>5 secs</text:p>
        <text:p text:style-name="Standard">13,20,00<text:tab/>5 secs<text:tab/>Mon, Tues, Thur, Fri </text:p>
        <text:p text:style-name="Standard">13,40,00<text:tab/>5 secs<text:tab/>Mon, Tues, Thur, Fri </text:p>
        <text:p text:style-name="Standard">14,00,00<text:tab/>5 secs<text:tab/>Mon, Tues, Thur, Fri </text:p>
        <text:p text:style-name="Standard">14,03,00<text:tab/>5 secs<text:tab/>Mon, Tues, Thur, Fri </text:p>
        <text:p text:style-name="Standard">14,53,00<text:tab/>5 secs<text:tab/>Mon, Tues, Thur, Fri </text:p>
        <text:p text:style-name="Standard">14,55,00<text:tab/>5 secs<text:tab/>Mon, Tues, Thur, Fri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898in" fo:margin-bottom="0.36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m Gochnauer</meta:initial-creator>
    <meta:creation-date>2013-08-26T19:59:25</meta:creation-date>
    <meta:document-statistic meta:table-count="0" meta:image-count="0" meta:object-count="0" meta:page-count="1" meta:paragraph-count="89" meta:word-count="423" meta:character-count="2237"/>
    <dc:date>2013-08-26T20:33:41</dc:date>
    <dc:creator>Jim Gochnauer</dc:creator>
    <meta:editing-duration>PT00H01M50S</meta:editing-duration>
    <meta:editing-cycles>1</meta:editing-cycles>
    <meta:generator>OpenOffice.org/3.2$Linux OpenOffice.org_project/320m12$Build-9483</meta:generator>
  </office:meta>
</office:document-meta>
</file>